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明朝 Demibold" svg:font-family="'游明朝 Demi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20pt" style:font-name-asian="游明朝 Demibold" style:font-size-asian="20pt" style:font-size-complex="20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ext-properties fo:font-size="12pt" style:font-name-asian="游明朝 Demibold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游明朝 Demibold" fo:font-size="12pt" fo:font-weight="bold" style:font-name-asian="游明朝 Demi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en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solid" svg:stroke-width="0mm" svg:stroke-color="#000000" draw:marker-start-width="2mm" draw:marker-end-width="2mm" draw:fill-color="#ffffff" draw:textarea-horizontal-align="justify" draw:textarea-vertical-align="middle" draw:auto-grow-height="false" fo:min-height="9.73mm" fo:min-width="17.9mm" fo:padding-top="0mm" fo:padding-bottom="0mm" fo:padding-left="0mm" fo:padding-right="0mm"/>
    </style:style>
    <style:style style:name="gr2" style:family="graphic">
      <style:graphic-properties draw:fill="solid" draw:fill-color="#ffff00" draw:opacity="50%" draw:textarea-horizontal-align="justify" draw:textarea-vertical-align="middle" draw:auto-grow-height="false" fo:min-height="5.4mm" fo:min-width="12.39m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00" draw:opacity="50%"/>
    </style:style>
    <style:style style:name="T1" style:family="text">
      <style:text-properties fo:font-size="10pt" style:text-line-through-type="single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17.9mm" svg:height="9.73mm" svg:x="113.1mm" svg:y="10.69mm"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3" svg:width="12.39mm" svg:height="5.4mm" svg:x="53.58mm" svg:y="24.9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Default"/>
          <table:table-cell table:style-name="ce8" office:value-type="string" calcext:value-type="string">
            <text:p>の</text:p>
          </table:table-cell>
          <table:table-cell table:style-name="Default"/>
          <table:table-cell table:style-name="ce12" office:value-type="string" calcext:value-type="string">
            <text:p>名前（　　　　　　　　　　　 <text:s text:c="11"/>　　）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　く　　　く</text:p>
          </table:table-cell>
          <table:table-cell table:style-name="Default" table:number-columns-repeated="6"/>
        </table:table-row>
        <table:table-row table:style-name="ro3">
          <table:table-cell table:style-name="ce2" office:value-type="string" calcext:value-type="string">
            <text:p>九九カード</text:p>
          </table:table-cell>
          <table:table-cell table:style-name="Default" table:number-columns-repeated="4"/>
          <table:table-cell table:style-name="ce3" office:value-type="string" calcext:value-type="string">
            <text:p>　　　まいめ</text:p>
          </table:table-cell>
          <table:table-cell table:style-name="Default"/>
        </table:table-row>
        <table:table-row table:style-name="ro4">
          <table:table-cell table:style-name="ce3"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☆大きな声で、はっきりと３かいいじょうとなえましょう！！</text:p>
          </table:table-cell>
          <table:table-cell table:style-name="Default" table:number-columns-repeated="6"/>
        </table:table-row>
        <table:table-row table:style-name="ro2">
          <table:table-cell table:style-name="Default" table:number-columns-repeated="7"/>
        </table:table-row>
        <table:table-row table:style-name="ro5">
          <table:table-cell table:style-name="ce5" office:value-type="string" calcext:value-type="string">
            <text:p>月日</text:p>
          </table:table-cell>
          <table:table-cell table:style-name="ce9" office:value-type="string" calcext:value-type="string">
            <text:p>のだん</text:p>
          </table:table-cell>
          <table:table-cell table:style-name="ce5" office:value-type="string" calcext:value-type="string">
            <text:p>上がり九九</text:p>
          </table:table-cell>
          <table:table-cell table:style-name="ce5" office:value-type="string" calcext:value-type="string">
            <text:p>下がり九九</text:p>
          </table:table-cell>
          <table:table-cell table:style-name="ce5" office:value-type="string" calcext:value-type="string">
            <text:p><text:span text:style-name="T1">とび九九</text:span></text:p>
            <text:p>バラバラ</text:p>
          </table:table-cell>
          <table:table-cell table:style-name="ce5" office:value-type="string" calcext:value-type="string">
            <text:p>おうちの人の</text:p>
            <text:p>サイン</text:p>
          </table:table-cell>
          <table:table-cell table:style-name="ce5" office:value-type="string" calcext:value-type="string">
            <text:p>先生の</text:p>
            <text:p>サイン</text:p>
          </table:table-cell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／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明朝 Demibold" svg:font-family="'游明朝 Demi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/>
      <number:text>/</number:text>
      <number:day number:style="long"/>
    </number:date-style>
    <number:date-style style:name="N112">
      <number:month number:style="long"/>
      <number:text>／</number:text>
      <number:day number:style="long"/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82mm" fo:page-height="257mm" fo:margin-top="20mm" fo:margin-bottom="6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00/00/00</text:date>, <text:time style:data-style-name="N2" text:time-value="08:47:55.25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8:48:15.124000000</meta:creation-date>
    <meta:editing-duration>P1DT55M52S</meta:editing-duration>
    <meta:editing-cycles>3</meta:editing-cycles>
    <meta:generator>LibreOffice/5.3.0.3$Windows_x86 LibreOffice_project/7074905676c47b82bbcfbea1aeefc84afe1c50e1</meta:generator>
    <dc:date>2017-11-24T09:53:53.008000000</dc:date>
    <meta:document-statistic meta:table-count="1" meta:cell-count="29" meta:object-count="2"/>
  </office:meta>
</office:document-meta>
</file>